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285eb4"/>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text-properties officeooo:rsid="001f1f7e" officeooo:paragraph-rsid="001f1f7e"/>
    </style:style>
    <style:style style:name="P6" style:family="paragraph" style:parent-style-name="Text_20_body" style:list-style-name="L2">
      <style:text-properties officeooo:rsid="002d54b0" officeooo:paragraph-rsid="002d54b0"/>
    </style:style>
    <style:style style:name="P7" style:family="paragraph" style:parent-style-name="Text_20_body" style:list-style-name="L3">
      <style:text-properties officeooo:rsid="0044c389" officeooo:paragraph-rsid="0044c389"/>
    </style:style>
    <style:style style:name="T1" style:family="text">
      <style:text-properties officeooo:rsid="001de85d"/>
    </style:style>
    <style:style style:name="T2" style:family="text">
      <style:text-properties officeooo:rsid="001fc9e8"/>
    </style:style>
    <style:style style:name="T3" style:family="text">
      <style:text-properties officeooo:rsid="0020e994"/>
    </style:style>
    <style:style style:name="T4" style:family="text">
      <style:text-properties officeooo:rsid="00226123"/>
    </style:style>
    <style:style style:name="T5" style:family="text">
      <style:text-properties officeooo:rsid="0026e122"/>
    </style:style>
    <style:style style:name="T6" style:family="text">
      <style:text-properties officeooo:rsid="00285eb4"/>
    </style:style>
    <style:style style:name="T7" style:family="text">
      <style:text-properties officeooo:rsid="0029b1af"/>
    </style:style>
    <style:style style:name="T8" style:family="text">
      <style:text-properties officeooo:rsid="003059e6"/>
    </style:style>
    <style:style style:name="T9" style:family="text">
      <style:text-properties officeooo:rsid="00325920"/>
    </style:style>
    <style:style style:name="T10" style:family="text">
      <style:text-properties officeooo:rsid="00465322"/>
    </style:style>
    <style:style style:name="T11" style:family="text">
      <style:text-properties officeooo:rsid="004ade66"/>
    </style:style>
    <style:style style:name="T12" style:family="text">
      <style:text-properties officeooo:rsid="004f3fa7"/>
    </style:style>
    <style:style style:name="T13" style:family="text">
      <style:text-properties officeooo:rsid="0066a5fc"/>
    </style:style>
    <style:style style:name="T14" style:family="text">
      <style:text-properties officeooo:rsid="00677958"/>
    </style:style>
    <style:style style:name="T15" style:family="text">
      <style:text-properties officeooo:rsid="00691612"/>
    </style:style>
    <style:style style:name="T16" style:family="text">
      <style:text-properties officeooo:rsid="006cd93c"/>
    </style:style>
    <style:style style:name="T17" style:family="text">
      <style:text-properties officeooo:rsid="006dd40d"/>
    </style:style>
    <style:style style:name="T18" style:family="text">
      <style:text-properties officeooo:rsid="006f6f85"/>
    </style:style>
    <style:style style:name="T19" style:family="text">
      <style:text-properties officeooo:rsid="00716ceb"/>
    </style:style>
    <style:style style:name="T20" style:family="text">
      <style:text-properties officeooo:rsid="0074a0c6"/>
    </style:style>
    <style:style style:name="T21" style:family="text">
      <style:text-properties officeooo:rsid="007729dc"/>
    </style:style>
    <style:style style:name="T22" style:family="text">
      <style:text-properties officeooo:rsid="00798821"/>
    </style:style>
    <style:style style:name="T23" style:family="text">
      <style:text-properties officeooo:rsid="007afe6f"/>
    </style:style>
    <style:style style:name="T24" style:family="text">
      <style:text-properties officeooo:rsid="008684cf"/>
    </style:style>
    <style:style style:name="T25" style:family="text">
      <style:text-properties officeooo:rsid="0094be4d"/>
    </style:style>
    <style:style style:name="T26" style:family="text">
      <style:text-properties officeooo:rsid="0096f68e"/>
    </style:style>
    <style:style style:name="T27" style:family="text">
      <style:text-properties officeooo:rsid="00998c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8:15-35</text:h>
      <text:h text:style-name="Heading_20_2" text:outline-level="2"><text:bookmark text:name="en-GNT-26789"/>When Someone Sins <text:span text:style-name="T1">(15-17)</text:span></text:h>
      <text:list xml:id="list1077525149" text:style-name="L1">
        <text:list-item>
          <text:p text:style-name="P2">“If your brother sins against you, go to him and show him his fault. But do it privately, just between yourselves. If he listens to you, you have won your brother back. <text:bookmark text:name="en-GNT-26790"/>But if he will not listen to you, take one or two other persons with you, so that ‘every accusation may be upheld by the testimony of two or more witnesses,’ as the scripture says. <text:bookmark text:name="en-GNT-26791"/>And if he will not listen to them, then tell the whole thing to the church. Finally, if he will not listen to the church, treat him as though he were a pagan or a tax collector.</text:p>
        </text:list-item>
        <text:list-item>
          <text:p text:style-name="P5">Do not let a wrong done to you eat you up, go to the person and tell them how the wronged you. <text:span text:style-name="T2">In so doing we make peace with the other party that’s i</text:span><text:span text:style-name="T13">f</text:span><text:span text:style-name="T2"> they accept their wrong doing. </text:span><text:span text:style-name="T3">If the</text:span><text:span text:style-name="T14">y</text:span><text:span text:style-name="T3"> defend their wrong, don’t give up on them yet rather try hard to win them back and make peace. </text:span><text:span text:style-name="T4">This attitude </text:span><text:span text:style-name="T17">of not giving up on making peace</text:span><text:span text:style-name="T4"> is what we need to learn </text:span><text:span text:style-name="T16">or build, </text:span><text:span text:style-name="T20">we lack </text:span><text:span text:style-name="T21">in this regard </text:span><text:span text:style-name="T20">yet </text:span><text:span text:style-name="T4">our Lord is good at this. </text:span><text:span text:style-name="T18">We should try with all our e</text:span><text:span text:style-name="T4">ffort to </text:span><text:span text:style-name="T19">make</text:span><text:span text:style-name="T4"> peace with the other party despite their rotten attitude. </text:span><text:span text:style-name="T5">The Lord never gives up on us despite the numerous time we wrong him, he wants us to repent and make peace with him. </text:span><text:span text:style-name="T6">If the person who has wronged us defends their position when we try to resolve our issue in private, we have to find witnesses to go to him/her with. If they still insist on their position we the</text:span><text:span text:style-name="T22">n</text:span><text:span text:style-name="T6"> tell the whole church and if they still hold on to their wrong deed the</text:span><text:span text:style-name="T23">n</text:span><text:span text:style-name="T6"> we can safely <text:s/></text:span><text:span text:style-name="T27">write</text:span><text:span text:style-name="T6"> them off. </text:span><text:span text:style-name="T7">Let’s not give up on each other easily but strive with all effort to make peace.</text:span></text:p>
        </text:list-item>
      </text:list>
      <text:h text:style-name="P1" text:outline-level="2">Prohibiting and Permitting <text:span text:style-name="T1">(18-20)</text:span></text:h>
      <text:list xml:id="list2821114407" text:style-name="L2">
        <text:list-item>
          <text:p text:style-name="P3">“And so I tell all of you: what you prohibit on earth will be prohibited in heaven, and what you permit on earth will be permitted in heaven.<text:bookmark text:name="en-GNT-26793"/> “And I tell you more: whenever two of you on earth agree about anything you pray for, it will be done for you by my Father in heaven. <text:bookmark text:name="en-GNT-26794"/>For where two or three come together in my name, I am there with them.”</text:p>
        </text:list-item>
        <text:list-item>
          <text:p text:style-name="P6">We’re connected to the heaven hence what we prohit or permit on earth is also prohibited or permited in heaven. <text:span text:style-name="T8">When people (2 or more) agree on something they should pray about it, our father in heaven will allow that thing to happen. </text:span><text:span text:style-name="T9">When 2 or more are gathered and have included the Lord in the gathering, he will be there. We need to pray or somehow include the Lord in any gathering we do. </text:span><text:span text:style-name="T24">Everything we do should be commenced by prayer.</text:span></text:p>
        </text:list-item>
      </text:list>
      <text:h text:style-name="Heading_20_2" text:outline-level="2">The Parable of the Unforgiving Servant <text:span text:style-name="T1">(21-35)</text:span></text:h>
      <text:list xml:id="list3050556177" text:style-name="L3">
        <text:list-item>
          <text:p text:style-name="P4">Then Peter came to Jesus and asked, “Lord, if my brother keeps on sinning against me, how many times do I have to forgive him? Seven times?”<text:bookmark text:name="en-GNT-26796"/> “No, not seven times,” answered Jesus, “but seventy times seven,<text:bookmark text:name="en-GNT-26797"/> because the Kingdom of heaven is like this. Once there was a king who decided to check on his servants' accounts. <text:bookmark text:name="en-GNT-26798"/>He had just begun to do so when one of them was brought in who owed him millions of dollars. <text:bookmark text:name="en-GNT-26799"/>The servant did not have enough to pay his debt, so the king ordered him to be sold as a slave, with his wife and his children and all that he had, in order to pay the debt.<text:bookmark text:name="en-GNT-26800"/> The servant fell on his knees before the king. ‘Be patient with me,’ he begged, ‘and I will pay you everything!’ <text:bookmark text:name="en-GNT-26801"/>The king felt sorry for him, so he forgave him the debt and let him go.<text:bookmark text:name="en-GNT-26802"/> “Then the man went out and met one of his fellow <text:soft-page-break/>servants who owed him a few dollars. He grabbed him and started choking him. ‘Pay back what you owe me!’ he said. <text:bookmark text:name="en-GNT-26803"/>His fellow servant fell down and begged him, ‘Be patient with me, and I will pay you back!’ <text:bookmark text:name="en-GNT-26804"/>But he refused; instead, he had him thrown into jail until he should pay the debt. <text:bookmark text:name="en-GNT-26805"/>When the other servants saw what had happened, they were very upset and went to the king and told him everything. <text:bookmark text:name="en-GNT-26806"/>So he called the servant in. ‘You worthless slave!’ he said. ‘I forgave you the whole amount you owed me, just because you asked me to. <text:bookmark text:name="en-GNT-26807"/>You should have had mercy on your fellow servant, just as I had mercy on you.’ <text:bookmark text:name="en-GNT-26808"/>The king was very angry, and he sent the servant to jail to be punished until he should pay back the whole amount.”<text:bookmark text:name="en-GNT-26809"/> And Jesus concluded, “That is how my Father in heaven will treat every one of you unless you forgive your brother from your heart.”</text:p>
        </text:list-item>
        <text:list-item>
          <text:p text:style-name="P7">The moral of this story is to forgive unconditionally. <text:span text:style-name="T10">We wrong our Lord always and he forgives us when we ask fo</text:span><text:span text:style-name="T25">r</text:span><text:span text:style-name="T10"> mercy. The same should apply to our fellows, we should forgi</text:span><text:span text:style-name="T26">v</text:span><text:span text:style-name="T10">e them when they ask for mercy. </text:span><text:span text:style-name="T11">This is not an easy task but we should try, if we ask the Lord he will help us. </text:span><text:span text:style-name="T12">In verse 15-17 we heard of </text:span><text:span text:style-name="T27">wrting</text:span><text:span text:style-name="T12"> off those who refuse that they wronged us and now here we’re being taught to forgive those who ask for forgivenes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04:21:12.476590453</meta:creation-date>
    <dc:date>2022-01-04T05:12:18.554871941</dc:date>
    <meta:editing-duration>PT50M52S</meta:editing-duration>
    <meta:editing-cycles>35</meta:editing-cycles>
    <meta:generator>LibreOffice/6.4.7.2$Linux_X86_64 LibreOffice_project/40$Build-2</meta:generator>
    <meta:document-statistic meta:table-count="0" meta:image-count="0" meta:object-count="0" meta:page-count="2" meta:paragraph-count="10" meta:word-count="903" meta:character-count="4585" meta:non-whitespace-character-count="3697"/>
  </office:meta>
</office:document-meta>
</file>